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Thumbnails/thumbnail.png" manifest:media-type="image/png"/>
  <manifest:file-entry manifest:full-path="OleObj4" manifest:media-type="application/octet-stream"/>
  <manifest:file-entry manifest:full-path="layout-cache" manifest:media-type="application/binary"/>
  <manifest:file-entry manifest:full-path="content.xml" manifest:media-type="text/xml"/>
  <manifest:file-entry manifest:full-path="OleObj6" manifest:media-type="application/octet-stream"/>
  <manifest:file-entry manifest:full-path="OleObj7" manifest:media-type="application/octet-stream"/>
  <manifest:file-entry manifest:full-path="OleObj5"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styles.xml" manifest:media-type="text/xml"/>
  <manifest:file-entry manifest:full-path="settings.xml" manifest:media-type="text/xml"/>
  <manifest:file-entry manifest:full-path="OleObj1" manifest:media-type="application/octet-strea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fo:color="#000000" style:font-name="Times New Roman" fo:font-size="12pt" fo:font-weight="normal" fo:background-color="transparent" loext:char-shading-value="0"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OT SETUP::</text:p>
      <text:p text:style-name="P2"/>
      <text:p text:style-name="P2"/>
      <text:p text:style-name="P1"><text:span text:style-name="T1">PLC---</text:span><text:span text:style-name="T2">Programmable logic controller</text:span></text:p>
      <text:p text:style-name="P3"/>
      <text:p text:style-name="P1"><draw:frame draw:style-name="fr1" draw:name="1" text:anchor-type="as-char" svg:width="11.8cm" style:rel-width="scale" svg:height="9.366cm" style:rel-height="scale" draw:z-index="0"><draw:object-ole xlink:href="./OleObj1" xlink:type="simple" xlink:show="embed" xlink:actuate="onLoad"/><draw:image xlink:href="./ObjectReplacements/OleObj1" xlink:type="simple" xlink:show="embed" xlink:actuate="onLoad"/></draw:frame></text:p>
      <text:p text:style-name="P3"/>
      <text:p text:style-name="P3">Siemens S71200 1214-CPU DC/DC/DC</text:p>
      <text:p text:style-name="P2"/>
      <text:p text:style-name="P2"/>
      <text:p text:style-name="P2">PROGRAMMABLE LOGIC CONTROLLER (PLC) is an industrial computer control system that continuously monitors the state of input devices and makes decisions based upon a custom program to control the state of output devices.</text:p>
      <text:p text:style-name="P2"/>
      <text:p text:style-name="P3">Inputs</text:p>
      <text:p text:style-name="P2"/>
      <text:p text:style-name="P3">Input devices can consist of digital or analog devices. <text:s/>A digital input card handles discrete devices which give a signal that is either on or off such as a push button, limit switch, sensors or selector switches. <text:s/>An analog input card converts a voltage or current (e.g. a signal that can be anywhere from 0 to 20mA) into a digitally equivalent number that can be understood by the CPU. <text:s/>Examples of analog devices are pressure transducers, flow meters and thermocouples for temperature readings</text:p>
      <text:p text:style-name="P2"/>
      <text:p text:style-name="P3">Outputs</text:p>
      <text:p text:style-name="P2"/>
      <text:p text:style-name="P3">Output devices can also consist of digital or analog types. <text:s/>A digital output card either turns a device on or off such as lights, LED's, small motors, and relays. <text:s/>An analog output card will convert a digital number sent by the CPU to it’s real world voltage or current. <text:s/>Typical outputs signals can range from 0-10 VDC or 4-20mA and are used to drive mass flow controllers, pressure regulators and position controls.</text:p>
      <text:p text:style-name="P2"/>
      <text:p text:style-name="P2"/>
      <text:p text:style-name="P3">Programming a PLC</text:p>
      <text:p text:style-name="P2"/>
      <text:p text:style-name="P3">In this a PC with specially dedicated software from the PLC manufacturer is used to program a <text:soft-page-break/>PLC. <text:s/>The most widely used form of programming is called ladder logic. <text:s/>Ladder logic uses symbols, instead of words, to emulate the real world relay logic control, which is a relic from the PLC's history. <text:s/>These symbols are interconnected by lines to indicate the flow of current through relay like contacts and coils. <text:s/>Over the years the number of symbols has increased to provide a high level of functionality. </text:p>
      <text:p text:style-name="P2"/>
      <text:p text:style-name="P3">The completed program looks like a ladder but in actuality it represents an electrical circuit. <text:s/>The left and right rails indicate the positive and ground of a power supply. <text:s/>The rungs represent the wiring between the different components which in the case of a PLC are all in the virtual world of the CPU. So if you can understand how basic electrical circuits work then you can understand ladder logic.</text:p>
      <text:p text:style-name="P2"/>
      <text:p text:style-name="P3">The completed program is downloaded from the PC to the PLC using a special cable that’s connected to the front of the CPU. <text:s/>The CPU is then put into run mode so that it can start scanning the logic and controlling the outputs.</text:p>
      <text:p text:style-name="P2"/>
      <text:p text:style-name="P2"/>
      <text:p text:style-name="P2">HOW DOES A PLC OPERATE?</text:p>
      <text:p text:style-name="P2"/>
      <text:p text:style-name="P2">There are four basic steps in the operation of all PLCs; Input Scan, Program Scan, Output Scan, and Housekeeping. These steps continually take place in a repeating loop.</text:p>
      <text:p text:style-name="P2"/>
      <text:p text:style-name="P2">Four Steps In The PLC Operations</text:p>
      <text:p text:style-name="P2"/>
      <text:p text:style-name="P2">1) Input Scan</text:p>
      <text:p text:style-name="P2">Detects the state of all input devices that are connected to the PLC</text:p>
      <text:p text:style-name="P2">2) Program Scan</text:p>
      <text:p text:style-name="P2">Executes the user created program logic</text:p>
      <text:p text:style-name="P2">3) Output Scan</text:p>
      <text:p text:style-name="P2">Energizes or de-energize all output devices that are connected to the PLC.</text:p>
      <text:p text:style-name="P2">4) Housekeeping</text:p>
      <text:p text:style-name="P2">This step includes communications with programming terminals,</text:p>
      <text:p text:style-name="P2">internal diagnostics, etc...</text:p>
      <text:p text:style-name="P2"/>
      <text:p text:style-name="P2"/>
      <text:p text:style-name="P2">HMI:</text:p>
      <text:p text:style-name="P2"/>
      <text:p text:style-name="P2">KTP-400 Basic</text:p>
      <text:p text:style-name="P2"/>
      <text:p text:style-name="P2">A Human-Machine Interface (HMI) is defined as a feature or component of a certain device or software application that enables humans to engage and interact with machines. Some examples of common Human Machine Interface devices that we encounter in our daily lives include touchscreens and keyboards.</text:p>
      <text:p text:style-name="P2"/>
      <text:p text:style-name="P2">Traditionally, in order to integrate a manufacturing line with an HMI, the HMI had to be connected to a Programming Logic Controller (PLC) and the HMI displayed the data received from the PLC and gave the PLC input from users. These graphical displays tended to be very simple.</text:p>
      <text:p text:style-name="P2"/>
      <text:p text:style-name="P2">The basic HMI allows the operator or plant manager to check typical parameters such as the temperature of the machine(s), processing counts, the status of the machine(s), and the material counts.</text:p>
      <text:p text:style-name="P2"/>
      <text:p text:style-name="P2"><text:soft-page-break/>Once the PLC and the HMI are “talking” then whatever is programmed into the HMI can be used to monitor and control PLC functions.</text:p>
      <text:p text:style-name="P2"/>
      <text:p text:style-name="P1"><draw:frame draw:style-name="fr1" draw:name="2" text:anchor-type="as-char" svg:width="15.24cm" style:rel-width="scale" svg:height="8.546cm" style:rel-height="scale" draw:z-index="1"><draw:object-ole xlink:href="./OleObj2" xlink:type="simple" xlink:show="embed" xlink:actuate="onLoad"/><draw:image xlink:href="./ObjectReplacements/OleObj2" xlink:type="simple" xlink:show="embed" xlink:actuate="onLoad"/></draw:frame></text:p>
      <text:p text:style-name="P2"/>
      <text:p text:style-name="P2"/>
      <text:p text:style-name="P2"/>
      <text:p text:style-name="P2"/>
      <text:p text:style-name="P2">SMP'S::</text:p>
      <text:p text:style-name="P2"/>
      <text:p text:style-name="P1"><draw:frame draw:style-name="fr1" draw:name="3" text:anchor-type="as-char" svg:width="15.24cm" style:rel-width="scale" svg:height="5.424cm" style:rel-height="scale" draw:z-index="2"><draw:object-ole xlink:href="./OleObj3" xlink:type="simple" xlink:show="embed" xlink:actuate="onLoad"/><draw:image xlink:href="./ObjectReplacements/OleObj3" xlink:type="simple" xlink:show="embed" xlink:actuate="onLoad"/></draw:frame></text:p>
      <text:p text:style-name="P2"/>
      <text:p text:style-name="P2">Switch mode power supplies (SMPSs) are used in a range of applications as an efficient and effective source of power. </text:p>
      <text:p text:style-name="P2"/>
      <text:p text:style-name="P2">SMPS offers advantages in terms of size, weight, cost, efficiency and overall performance. These have become an accepted part of electronics gadgets. Basically, it is a device in which energy conversion and regulation is provided by power semiconductors that are continuously switching “on” and “off” with high frequency</text:p>
      <text:p text:style-name="P2"/>
      <text:p text:style-name="P2">Basic Working of SMP'S</text:p>
      <text:p text:style-name="P2"/>
      <text:p text:style-name="P2">A switching regulator does the regulation in the SMPS. A series switching element turns the current supply to a smoothing capacitor on and off. The voltage on the capacitor controls the time the series element is turned. The continuous switching of the capacitor maintains the voltage at the required level.</text:p>
      <text:p text:style-name="P2"><text:soft-page-break/></text:p>
      <text:p text:style-name="P2"/>
      <text:p text:style-name="P2">In the SMPS device, the switching regulators are used which switches on and off the load current to maintain and regulate the voltage output. Suitable power generation for a system is the mean voltage between off and on. Unlike the linear power supply, the SMPS carry transistor switches among low dissipation, full-on and full-off phase, and spend much less time in high dissipation cycles, which decreases depleted strength.</text:p>
      <text:p text:style-name="P2"/>
      <text:p text:style-name="P2"/>
      <text:p text:style-name="P2">Proximity Sensor::</text:p>
      <text:p text:style-name="P2"/>
      <text:p text:style-name="P2">A proximity sensor is a sensor able to detect the presence of nearby objects without any physical contact.</text:p>
      <text:p text:style-name="P2"/>
      <text:p text:style-name="P2">A proximity sensor often emits an electromagnetic field or a beam of electromagnetic radiation (infrared, for instance), and looks for changes in the field or return signal. The object being sensed is often referred to as the proximity sensor's target. Different proximity sensor targets demand different sensors. For example, a capacitive proximity sensor or photoelectric sensor might be suitable for a plastic target; an inductive proximity sensor always requires a metal target.</text:p>
      <text:p text:style-name="P2"/>
      <text:p text:style-name="P2"/>
      <text:p text:style-name="P1"><draw:frame draw:style-name="fr1" draw:name="4" text:anchor-type="as-char" svg:width="5.609cm" style:rel-width="scale" svg:height="5.609cm" style:rel-height="scale" draw:z-index="3"><draw:object-ole xlink:href="./OleObj4" xlink:type="simple" xlink:show="embed" xlink:actuate="onLoad"/><draw:image xlink:href="./ObjectReplacements/OleObj4" xlink:type="simple" xlink:show="embed" xlink:actuate="onLoad"/></draw:frame></text:p>
      <text:p text:style-name="P2"/>
      <text:p text:style-name="P2">PID Controller::</text:p>
      <text:p text:style-name="P2"/>
      <text:p text:style-name="P2">A PID controller is an instrument used in industrial control applications to regulate temperature, flow, pressure, speed and other process variables. PID (proportional integral derivative) controllers use a control loop feedback mechanism to control process variables and are the most accurate and stable controller.</text:p>
      <text:p text:style-name="P2"/>
      <text:p text:style-name="P2">PID control is a well-established way of driving a system towards a target position or level. It's a practically ubiquitous as a means of controlling temperature and finds application processes as well as automation. PID control uses closed-loop control feedback to keep the actual output from a process as close to the target or setpoint output as possible.</text:p>
      <text:p text:style-name="P2"/>
      <text:p text:style-name="P1"><text:soft-page-break/><draw:frame draw:style-name="fr1" draw:name="5" text:anchor-type="as-char" svg:width="7.461cm" style:rel-width="scale" svg:height="7.461cm" style:rel-height="scale" draw:z-index="4"><draw:object-ole xlink:href="./OleObj5" xlink:type="simple" xlink:show="embed" xlink:actuate="onLoad"/><draw:image xlink:href="./ObjectReplacements/OleObj5" xlink:type="simple" xlink:show="embed" xlink:actuate="onLoad"/></draw:frame></text:p>
      <text:p text:style-name="P2"/>
      <text:p text:style-name="P2"/>
      <text:p text:style-name="P2">Relative Humidity and Temparature Transmitter::</text:p>
      <text:p text:style-name="P2">Polmon RHT-70t</text:p>
      <text:p text:style-name="P2"/>
      <text:p text:style-name="P1"><draw:frame draw:style-name="fr1" draw:name="6" text:anchor-type="as-char" svg:width="4.789cm" style:rel-width="scale" svg:height="5.953cm" style:rel-height="scale" draw:z-index="5"><draw:object-ole xlink:href="./OleObj6" xlink:type="simple" xlink:show="embed" xlink:actuate="onLoad"/><draw:image xlink:href="./ObjectReplacements/OleObj6" xlink:type="simple" xlink:show="embed" xlink:actuate="onLoad"/></draw:frame></text:p>
      <text:p text:style-name="P2"/>
      <text:p text:style-name="P2"/>
      <text:p text:style-name="P2">RH &amp; Temperature Transmitter is used in HVAC applications in API's, formulations, green houses, hospitals, clinical trials and pharmaceuticals. These feature integrated sensors to measures relative humidity (0 to 100%) and temperature (-40 to 60°C) with dual 4-20 mA output to interface to dataloggers for recording. The company offers total integrated solution for clean room data acquisition system which acquires, monitors, records &amp; reports the environmental parameters like RH, temperature and differential pressure. </text:p>
      <text:p text:style-name="P2"/>
      <text:p text:style-name="P2"/>
      <text:p text:style-name="P2">Potientometer::</text:p>
      <text:p text:style-name="P2"/>
      <text:p text:style-name="P2">A potentiometer is a three-terminal resistor with a sliding or rotating contact that forms an adjustable voltage divider. If only two terminals are used, one end and the wiper, it acts as a variable resistor or rheostat.</text:p>
      <text:p text:style-name="P2"/>
      <text:p text:style-name="P2">The measuring instrument called a potentiometer is essentially a voltage divider used for measuring electric potential (voltage); the component is an implementation of the same principle, hence its name.</text:p>
      <text:p text:style-name="P2"/>
      <text:p text:style-name="P2"><text:soft-page-break/>Potentiometers are commonly used to control electrical devices such as volume controls on audio equipment. Potentiometers operated by a mechanism can be used as position transducers, for example, in a joystick. Potentiometers are rarely used to directly control significant power (more than a watt), since the power dissipated in the potentiometer would be comparable to the power in the controlled load.</text:p>
      <text:p text:style-name="P2"/>
      <text:p text:style-name="P1"><draw:frame draw:style-name="fr1" draw:name="7" text:anchor-type="as-char" svg:width="5.821cm" style:rel-width="scale" svg:height="5.874cm" style:rel-height="scale" draw:z-index="6"><draw:object-ole xlink:href="./OleObj7" xlink:type="simple" xlink:show="embed" xlink:actuate="onLoad"/><draw:image xlink:href="./ObjectReplacements/OleObj7" xlink:type="simple" xlink:show="embed" xlink:actuate="onLoad"/></draw:frame></text:p>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8T19:16:12.504149291</dc:date>
    <meta:editing-duration>PT34S</meta:editing-duration>
    <meta:editing-cycles>1</meta:editing-cycles>
    <meta:document-statistic meta:table-count="0" meta:image-count="0" meta:object-count="7" meta:page-count="6" meta:paragraph-count="56" meta:word-count="1240" meta:character-count="7767" meta:non-whitespace-character-count="6561"/>
    <meta:generator>LibreOffice/6.4.7.2$Linux_X86_64 LibreOffice_project/40$Build-2</meta:generator>
  </office:meta>
</office:document-meta>
</file>